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Sin of Neglect</text:p>
      <text:p text:style-name="P1"/>
      <text:p text:style-name="Standard"><text:span text:style-name="T1">Read:</text:span> Hebrews 1-2:4</text:p>
      <text:p text:style-name="Standard"><text:s/></text:p>
      <text:p text:style-name="Standard"><text:span text:style-name="T1">Text:</text:span> Hebrews 2:3 "How shall we escape, if we neglect so great salvation..."</text:p>
      <text:p text:style-name="Standard"/>
      <text:p text:style-name="Standard"><text:span text:style-name="T1">Introduction:</text:span> The first chapter of Hebrews can be divided into two parts. The first part involves the first three verses. This is the essence of what they say: In the past the salvation message was fragmentary, at best, however it is now complete/final in Christ. There is nothing new to be discovered that will make salvation any plainer or improve it in any way. By Christ’s birth, life, death, and resurrection from the dead; we have the complete total package dealing with salvation.</text:p>
      <text:p text:style-name="Standard"><text:s text:c="2"/>The remainder of the chapter tells us exactly who Christ is.</text:p>
      <text:p text:style-name="Standard"/>
      <text:p text:style-name="Standard"><text:span text:style-name="T1">I. Destiny: Christ is lawful heir and rightful owner of all things.</text:span> <text:s/>Christ has been given the title to all that this earth contains. This does not mean that He has taken possession of it for, we all know, that there are things in our own hearts that may not belong to Him let alone what the unbelievers are holding back. There will come a day when Christ will slap His title down on the judgment throne of heaven and every knee will bow and every tongue confess that He is Lord of all. (Romans 14:11)</text:p>
      <text:p text:style-name="Standard"/>
      <text:p text:style-name="P2">II. History: Christ is the original designer and creator of all things.</text:p>
      <text:p text:style-name="Standard">Do you remember what Jesus said in John 8:58? "Jesus said unto them, Verily, verily, I say unto you, Before Abraham was, I am." Here Jesus is claiming to be pre-existent to Abraham. He is revealing the answer to a question that many people have had about a verse in Genesis 1:26 when God said, "Let us make man in our image, after our likeness..." Who is the “US?” It includes both the Father and Jesus (the pre- existent Son). He was there and rightfully claims the divine name of God: the “I AM.”</text:p>
      <text:p text:style-name="Standard"/>
      <text:p text:style-name="Standard"><text:span text:style-name="T1">III. Glory: Christ is the light and manifestation of divine charac-ter.</text:span> <text:s/>Christ is the physical revelation of the character of the Father. He shows how the Father feels about children when He says to allow them to come to Him. He shows the compassion of God when He touches the leper and heals blind eyes. He reveals the love of the Father in His interaction with the rich young ruler as well as the demon possessed man. </text:p>
      <text:p text:style-name="Standard"/>
      <text:p text:style-name="Standard"><text:span text:style-name="T1">IV. Nature: Christ is the full representation of the divine being (trinity).</text:span> Christ lived as the divine Son of God while pointing the people back to the words of the Old Covenant and reminding them that after He left God would send the Holy Spirit to live in them.</text:p>
      <text:p text:style-name="Standard"><text:span text:style-name="T1"/></text:p>
      <text:p text:style-name="Standard"><text:span text:style-name="T1">V. Occupation: Christ is the constant sustainer and guide, through His powerful Word, of all worlds of spirit space and time.</text:span> That’s a complicated way of saying that Jesus is the one who will get you thru whatever this old world, flesh and/or the devil can toss your way. </text:p>
      <text:p text:style-name="Standard"/>
      <text:p text:style-name="Standard"><text:span text:style-name="T1">VI. Purpose: Christ is the divinely appointed sacrifice to accomp-lish redemption.</text:span> <text:s/>He left heaven to come down here to die for you and me. Without His willingness to obey the Fathers will we’d be up the creek without a paddle. There would be no salvation period. He was not an ordered sacrifice, He was not drug kicking and screaming to Calvary. He volunteered! He chose to die. If He doesn’t volunteer then we are not ever offered the possibility of salvation.</text:p>
      <text:p text:style-name="Standard"/>
      <text:p text:style-name="Standard"><text:span text:style-name="T1">VII. Present Position: Christ sits triumphantly at the right hand of the Father waiting for the signal to finish the process of redemp-tion with the rapture of the church.</text:span> What a great legacy of salvation is discussed in this first chapter of Hebrews. We are reminded that there is one savior who was designated from before time began to redeem us. He did it thoroughly and completely and now waits for the final curtain call. Following on the heels of this news is our text verse.</text:p>
      <text:p text:style-name="Standard"/>
      <text:p text:style-name="Standard"><text:span text:style-name="T1">Conclude:</text:span> How dare we neglect this great salvation? How dare we ignore the immense labor of love that has been completed on our behalf? The sin of neglect is the sin of ignorance. It is the sin of ignoring the essence of what God has done thru Christ.</text:p>
      <text:p text:style-name="Standard"><text:s text:c="2"/>Our text asks: "How shall we escape, if we neglect so great salvation?" Let me word it a little differently: “How do you think you are going to escape hell fire if you do not accept the path that Christ has laid out for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Sin of Ignorance</dc:title>
    <meta:initial-creator>Joel Tice</meta:initial-creator>
    <meta:creation-date>2007-06-30T22:27:00</meta:creation-date>
    <dc:creator>Joel Tice</dc:creator>
    <dc:date>2019-05-28T17:04:05.57</dc:date>
    <meta:editing-cycles>5</meta:editing-cycles>
    <meta:editing-duration>PT50M</meta:editing-duration>
    <meta:document-statistic meta:table-count="0" meta:image-count="0" meta:object-count="0" meta:page-count="1" meta:paragraph-count="16" meta:word-count="751" meta:character-count="4111"/>
    <meta:generator>OpenOffice/4.1.3$Win32 OpenOffice.org_project/413m1$Build-9783</meta:generator>
  </office:meta>
</office:document-meta>
</file>